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uidf93726d59f7.jpeg" manifest:media-type="image/jpeg"/>
  <manifest:file-entry manifest:full-path="content.xml" manifest:media-type="text/xml"/>
  <manifest:file-entry manifest:full-path="debug/operationUpdates_1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debug/statusid.txt" manifest:media-type="text/plai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graphic" style:name="ab09ca7">
      <style:graphic-properties fo:margin-bottom="3.17mm" fo:margin-left="3.17mm" fo:margin-right="3.17mm" fo:margin-top="3.17mm"/>
    </style:style>
    <style:style style:family="paragraph" style:list-style-name="L1" style:name="ae00ec8" style:parent-style-name="ListParagraph">
      <style:paragraph-properties/>
    </style:style>
    <text:list-style style:name="L1">
      <text:list-level-style-bullet text:bullet-char="•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•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•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continue-numbering="true" text:style-name="L1">
        <text:list-item>
          <text:p text:style-name="ae00ec8"><draw:frame draw:name="bnd-8b4ac5d15257939a" draw:style-name="ab09ca7" svg:height="26.72mm" svg:width="35.72mm"><draw:image xlink:actuate="onLoad" xlink:href="Pictures/uidf93726d59f7.jpeg" xlink:show="embed" xlink:type="simple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family="Arial" fo:font-size="14pt" style:font-family-asian="'Microsoft YaHei'" style:font-family-complex="Mangal" style:font-family-generic="swiss" style:font-family-generic-asian="system" style:font-family-generic-complex="system" style:font-name="Arial" style:font-name-asian="Microsoft YaHei" style:font-name-complex="Mangal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family-complex="Mangal"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family-complex="Mangal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Mangal"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4-01T13:55:46.729000000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4-07-01T17:31:06</dc:date>
    <meta:editing-cycles>1</meta:editing-cycles>
    <meta:editing-duration>P0DT0H0M0.032S</meta:editing-duration>
  </office:meta>
</office:document-meta>
</file>

<file path=debug/operationUpdates_1.txt>[{"name":"insertListStyle","listDefinition":{"defaultlist":"bullet","listLevel0":{"fontName":"Symbol","indentFirstLine":-635,"indentLeft":1270,"levelText":"\u2022","listStartValue":1,"numberFormat":"bullet","textAlign":"left"},"listLevel1":{"fontName":"Times New Roman","indentFirstLine":-635,"indentLeft":2540,"levelText":"\u25CB","listStartValue":1,"numberFormat":"bullet","textAlign":"left"},"listLevel2":{"fontName":"Times New Roman","indentFirstLine":-635,"indentLeft":3810,"levelText":"\u25A0","listStartValue":1,"numberFormat":"bullet","textAlign":"left"},"listLevel3":{"fontName":"Symbol","indentFirstLine":-635,"indentLeft":5080,"levelText":"\u2022","listStartValue":1,"numberFormat":"bullet","textAlign":"left"},"listLevel4":{"fontName":"Times New Roman","indentFirstLine":-635,"indentLeft":6350,"levelText":"\u25CB","listStartValue":1,"numberFormat":"bullet","textAlign":"left"},"listLevel5":{"fontName":"Times New Roman","indentFirstLine":-635,"indentLeft":7620,"levelText":"\u25A0","listStartValue":1,"numberFormat":"bullet","textAlign":"left"},"listLevel6":{"fontName":"Symbol","indentFirstLine":-635,"indentLeft":8890,"levelText":"\u2022","listStartValue":1,"numberFormat":"bullet","textAlign":"left"},"listLevel7":{"fontName":"Times New Roman","indentFirstLine":-635,"indentLeft":10160,"levelText":"\u25CB","listStartValue":1,"numberFormat":"bullet","textAlign":"left"},"listLevel8":{"fontName":"Times New Roman","indentFirstLine":-635,"indentLeft":11430,"levelText":"\u25A0","listStartValue":1,"numberFormat":"bullet","textAlign":"left"}},"listStyleId":"L1","opl":1,"osn":16},
{"name":"insertStyleSheet","type":"paragraph","styleId":"ListParagraph","attrs":{"paragraph":{"contextualSpacing":true,"indentLeft":1270,"nextStyleId":"ListParagraph"}},"opl":1,"osn":17,"parent":"Standard","styleName":"List Paragraph","uiPriority":34},
{"name":"setAttributes","start":[0],"attrs":{"styleId":"ListParagraph","paragraph":{"listLevel":0,"listStyleId":"L1"}},"opl":1,"osn":18},
{"name":"insertDrawing","start":[0,0],"type":"image","attrs":{"drawing":{"name":"bnd-8b4ac5d15257939a","height":2672,"imageUrl":"Pictures/uidf93726d59f7.jpeg","marginBottom":317,"marginLeft":317,"marginRight":317,"marginTop":317,"width":3572}},"opl":1,"osn":19}]
</file>

<file path=debug/revision.txt>1
</file>

<file path=debug/statusid.txt>20
</file>